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28a" officeooo:paragraph-rsid="001242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da de número e armazenamento na variável N</text:p>
      <text:p text:style-name="P1">Declaração de variável atual = 0</text:p>
      <text:p text:style-name="P1">Enquanto (atual &lt;= N) faça</text:p>
      <text:p text:style-name="P1"><text:tab/>imprima na tela o valor de Atual</text:p>
      <text:p text:style-name="P1"><text:tab/>Incremente atual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3:45:31.152000000</meta:creation-date>
    <dc:date>2023-12-16T13:48:02.269000000</dc:date>
    <meta:editing-duration>PT2M31S</meta:editing-duration>
    <meta:editing-cycles>1</meta:editing-cycles>
    <meta:document-statistic meta:table-count="0" meta:image-count="0" meta:object-count="0" meta:page-count="1" meta:paragraph-count="5" meta:word-count="28" meta:character-count="155" meta:non-whitespace-character-count="130"/>
    <meta:generator>LibreOffice/7.6.3.2$Windows_X86_64 LibreOffice_project/29d686fea9f6705b262d369fede658f824154cc0</meta:generator>
  </office:meta>
</office:document-meta>
</file>